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49a57" officeooo:paragraph-rsid="00049a57"/>
    </style:style>
    <style:style style:name="P2" style:family="paragraph" style:parent-style-name="Standard">
      <style:text-properties fo:font-size="14pt" officeooo:rsid="00049a57" officeooo:paragraph-rsid="00049a57" style:font-size-asian="14pt" style:font-size-complex="14pt"/>
    </style:style>
    <style:style style:name="P3" style:family="paragraph" style:parent-style-name="Standard">
      <style:text-properties fo:color="#ce181e" fo:font-size="13pt" officeooo:rsid="00049a57" officeooo:paragraph-rsid="00049a57" style:font-size-asian="13pt" style:font-size-complex="13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Họ tên: Hà Tuấn Anh</text:p>
      <text:p text:style-name="P2">Lớp: TKW_CNTT_12</text:p>
      <text:p text:style-name="P2"/>
      <text:p text:style-name="P3">* Các kiến thức, kỹ năng thu được từ môn “nhập môn thiết kế web”</text:p>
      <text:p text:style-name="P1">- Định hướng và củng cố kiến thức môn thiết kế web</text:p>
      <text:p text:style-name="P1">- Củng cố kiến thức mốn HTML-CSS</text:p>
      <text:p text:style-name="P1">- Cách cài đặt và sử dụng hệ điều hành Ubuntu</text:p>
      <text:p text:style-name="P1">- Cách cài đặt và sử dụng các phần mềm trên hệ điều hành Ubuntu</text:p>
      <text:p text:style-name="P1">- Làm quen với Github, smart git</text:p>
      <text:p text:style-name="P1">- Tạo tài khoản và sử dụng Github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1T14:09:39.213362371</meta:creation-date>
    <dc:date>2019-10-01T14:16:02.279175441</dc:date>
    <meta:editing-duration>PT6M23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9" meta:word-count="82" meta:character-count="354" meta:non-whitespace-character-count="281"/>
  </office:meta>
</office:document-meta>
</file>